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7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2.524cm" fo:margin-right="0cm" fo:line-height="100%" fo:text-indent="0.076cm" style:auto-text-indent="false"/>
    </style:style>
    <style:style style:name="P27" style:family="paragraph" style:parent-style-name="Standard">
      <style:paragraph-properties fo:margin-left="0.686cm" fo:margin-right="0cm" fo:line-height="100%" fo:text-indent="0cm" style:auto-text-indent="false"/>
    </style:style>
    <style:style style:name="P28" style:family="paragraph" style:parent-style-name="Standard">
      <style:paragraph-properties fo:margin-left="0.811cm" fo:margin-right="0cm" fo:line-height="96%" fo:text-indent="-0.75cm" style:auto-text-indent="false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/>
    </style:style>
    <style:style style:name="P32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002cm" fo:margin-right="3.244cm" fo:text-indent="0cm" style:auto-text-indent="false"/>
    </style:style>
    <style:style style:name="P34" style:family="paragraph" style:parent-style-name="Standard">
      <style:paragraph-properties fo:margin-left="0.811cm" fo:margin-right="0cm" fo:line-height="100%" fo:text-indent="-0.81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8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82cm" fo:margin-right="0cm" fo:line-height="100%" fo:text-indent="0cm" style:auto-text-indent="false"/>
    </style:style>
    <style:style style:name="P50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0.051cm" fo:margin-right="0cm" fo:line-height="100%" fo:text-indent="0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6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7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4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5" style:family="text">
      <style:text-properties style:font-name="Arial" fo:font-size="9pt" style:font-name-asian="Arial" style:font-size-asian="9pt" style:font-name-complex="Arial"/>
    </style:style>
    <style:style style:name="T6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10pt" style:font-name-asian="Arial" style:font-size-asian="10pt" style:font-name-complex="Arial"/>
    </style:style>
    <style:style style:name="T11" style:family="text">
      <style:text-properties style:font-name="Arial" fo:font-weight="bold" style:font-name-asian="Arial" style:font-weight-asian="bold" style:font-name-complex="Arial"/>
    </style:style>
    <style:style style:name="T12" style:family="text">
      <style:text-properties style:letter-kerning="false" style:font-size-complex="10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6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ECRETARÍA DE LA DEFENSA NACIONAL.</text:p>
      <text:p text:style-name="P7"><text:s/><text:bookmark text:name="_GoBack"/></text:p>
      <text:list xml:id="list1694610585" text:style-name="WW8Num1">
        <text:list-item>
          <text:p text:style-name="P20">DIR. GRAL. EDUC. MIL. Y <text:tab/> <text:s text:c="226"/>ESC. MIL. DE INGS.</text:p>
        </text:list-item>
      </text:list>
      <text:p text:style-name="P21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1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2">(E) Unidad de aprendizaje: </text:p>
          </table:table-cell>
          <table:covered-table-cell/>
          <table:table-cell table:style-name="Tabla1.A3" table:number-columns-spanned="5" office:value-type="string">
            <text:p text:style-name="P23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2">IV. DISTRIBUCIONES CONTINU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5"><text:span text:style-name="T3">4.1 CALCULA LA DISTRIBUCION DE PROBABILIDAD UNIFORME DE LA VARIABLE INVOLUCRADA, SIN ERROR DE CONCEPTO.</text:span></text:p>
            <text:p text:style-name="P14">4.2 CALCULA LA DISTRIBUCION DE PROBABILIDAD EXPONENCIAL DE LA VARIABLE INVOLUCRADA, SIN ERROR DE CONCEPTO.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6"><text:s/></text:p>
            <text:p text:style-name="P18"><text:span text:style-name="T8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8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8">Campo Militar No. 1-K, Lomas de San Isidro, México, <text:s/>Viernes 30 de abril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6"><text:span text:style-name="T8">(J) Situación problema: (conflicto cognitivo</text:span><text:span text:style-name="T11">)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8">¿Cuál es el concepto de distribución de probabilidad uniforme?</text:span></text:p>
            <text:p text:style-name="P1"><text:span text:style-name="T8">¿Cuál es el concepto de distribución de probabilidad exponencial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6">IDENTIFICA LAS DISTINTAS FORMAS EN QUE SE PUEDEN PRESENTAR LAS DISTRIBUCIONES CONTINUAS UTILIZADAS EN PROBABILIDAD DURANTE EL ESTUDIO DE ALGUNOS FENOMENO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7"><text:span text:style-name="T8">(L) Metodología a desarrollar:</text:span><text:span text:style-name="T5"> </text:span></text:p>
          </table:table-cell>
          <table:table-cell table:style-name="Tabla1.A3" table:number-columns-spanned="3" office:value-type="string">
            <text:p text:style-name="P28"><text:span text:style-name="T8">(M) Actividades del Mediador: </text:span>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2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30">(O) Recursos: </text:p>
            <text:p text:style-name="P33"><text:span text:style-name="T4"><text:s/></text:span><text:s/></text:p>
          </table:table-cell>
          <table:covered-table-cell/>
          <table:covered-table-cell/>
          <table:table-cell table:style-name="Tabla1.A1" office:value-type="string">
            <text:p text:style-name="P34"><text:span text:style-name="T8">(P) Indicadores de desempeño:</text:span><text:span text:style-name="T13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7">Método Expositivo.</text:p>
            <text:p text:style-name="P37"/>
            <text:p text:style-name="P35"><text:span text:style-name="T1">Técnica de Explicación Oral.</text:span></text:p>
            <text:p text:style-name="P36"/>
            <text:p text:style-name="P36"/>
          </table:table-cell>
          <table:table-cell table:style-name="Tabla1.B13" table:number-rows-spanned="3" table:number-columns-spanned="3" office:value-type="string">
            <text:list xml:id="list4242759833" text:style-name="WW8Num7">
              <text:list-item>
                <text:p text:style-name="P39">Se menciona el propósito del tema.</text:p>
              </text:list-item>
              <text:list-item>
                <text:p text:style-name="P38"><text:span text:style-name="T4">Se realizan las preguntas del Conflicto Cognitivo. </text:span>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40">Se da realimentación sobre el trabajo realizado, al personal discente</text:p>
              </text:list-item>
            </text:list>
            <text:p text:style-name="P41"/>
          </table:table-cell>
          <table:covered-table-cell/>
          <table:covered-table-cell/>
          <table:table-cell table:style-name="Tabla1.E11" table:number-columns-spanned="2" office:value-type="string">
            <text:p text:style-name="P31"><text:span text:style-name="T8">Calcula y grafica algunas funciones de distribución de probabilidad uniformes. Calcula y grafica algunas funciones de distribución de probabilidad exponenciales. </text:span></text:p>
          </table:table-cell>
          <table:covered-table-cell/>
          <table:table-cell table:style-name="Tabla1.G11" table:number-columns-spanned="3" office:value-type="string">
            <text:list xml:id="list892899583" text:style-name="WW8Num5">
              <text:list-item>
                <text:p text:style-name="P42">Pintarrón</text:p>
              </text:list-item>
              <text:list-item>
                <text:p text:style-name="P42">Marcadores para pintarrón</text:p>
              </text:list-item>
              <text:list-item>
                <text:p text:style-name="P42">Videoproyector</text:p>
              </text:list-item>
              <text:list-item>
                <text:p text:style-name="P43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348542187165" text:continue-numbering="true" text:style-name="WW8Num5">
              <text:list-item>
                <text:p text:style-name="P45">Capacidad de abstracción.</text:p>
              </text:list-item>
              <text:list-item>
                <text:p text:style-name="P45">Capacidad de análisis.</text:p>
              </text:list-item>
              <text:list-item>
                <text:p text:style-name="P44">Creatividad.</text:p>
              </text:list-item>
              <text:list-item>
                <text:p text:style-name="P44">Trabajo colaborativo.</text:p>
              </text:list-item>
              <text:list-item>
                <text:p text:style-name="P44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6"/>
          </table:table-cell>
          <table:covered-table-cell/>
          <table:table-cell table:style-name="Tabla1.A3" table:number-columns-spanned="3" office:value-type="string">
            <text:p text:style-name="P46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6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3904875918" text:style-name="WW8Num3">
              <text:list-item>
                <text:p text:style-name="P47"><text:span text:style-name="T4">120 minutos en total.</text:span></text:p>
              </text:list-item>
              <text:list-item>
                <text:p text:style-name="P48">20 minutos de receso <text:soft-page-break/>intercalados</text:p>
              </text:list-item>
              <text:list-item>
                <text:p text:style-name="P48">5 minutos de encuadre.</text:p>
              </text:list-item>
              <text:list-item>
                <text:p text:style-name="P48">5 minutos para explicar el desarrollo de la dinámica de trabajo.</text:p>
              </text:list-item>
              <text:list-item>
                <text:p text:style-name="P47"><text:span text:style-name="T1">15 minutos para dar retroalimentación sobre las tareas y evidencias desarrolladas por los discentes en las clases anteriores.</text:span></text:p>
              </text:list-item>
              <text:list-item>
                <text:p text:style-name="P47"><text:span text:style-name="T1">65 minutos para la obtención de gráficas de distribución de probabilidad uniforme y de distribución de probabilidad exponencial de variables aleatorias continuas.</text:span></text:p>
              </text:list-item>
              <text:list-item>
                <text:p text:style-name="P47"><text:span text:style-name="T1">10 minutos para el cierre y las conclusione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11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11">¿Qué tan preciso le pareció a usted el aprendizaje adquirido?</text:span></text:p>
            <text:p text:style-name="P1"><text:span text:style-name="T11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9"><text:span text:style-name="T11">(S) Momentos de evaluación:</text:span><text:span text:style-name="T8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50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1">(U) Instrumentos de evaluación </text:p>
          </table:table-cell>
          <table:covered-table-cell/>
          <table:table-cell table:style-name="Tabla1.A1" table:number-columns-spanned="2" office:value-type="string">
            <text:p text:style-name="P52"><text:span text:style-name="T11">(V)Producto final:</text:span><text:span text:style-name="T4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11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9">Sistematizar e interpretar la información vertida por el personal discente, para dar la realimentación requerida.</text:span><text:span text:style-name="T14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3778410812" text:style-name="WW8Num4">
              <text:list-item>
                <text:p text:style-name="P53"><text:span text:style-name="T8">Lista de cotejo o verificación.</text:span></text:p>
              </text:list-item>
              <text:list-item>
                <text:p text:style-name="P54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8">Ilustraciones de gráficas de distribución de probabilidad uniforme y de distribución de probabilidad exponencial de variables aleatorias continua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11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2"><text:span text:style-name="T8">(W)Elaboró: Mediador.</text:span></text:p>
            <text:p text:style-name="P2"><text:span text:style-name="T8">C. I.I. en E. </text:span></text:p>
            <text:p text:style-name="P2"><text:soft-page-break/></text:p>
            <text:p text:style-name="P56">Lamberto Maza Casas</text:p>
            <text:p text:style-name="P55"><text:span text:style-name="T8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8">EL Tte. Cor. I. I., Jefe Sec. Académica. </text:span></text:p>
            <text:p text:style-name="P2"><text:soft-page-break/></text:p>
            <text:p text:style-name="P57"><text:span text:style-name="T8">Omar Luna Ramírez</text:span></text:p>
            <text:p text:style-name="P57"><text:span text:style-name="T8">(</text:span><text:span text:style-name="T7">C-822090</text:span><text:span text:style-name="T8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7:00</dc:date>
    <meta:print-date>2019-10-03T23:31:00</meta:print-date>
    <meta:editing-cycles>202</meta:editing-cycles>
    <meta:editing-duration>PT10H54M</meta:editing-duration>
    <meta:document-statistic meta:table-count="1" meta:image-count="0" meta:object-count="0" meta:page-count="3" meta:paragraph-count="86" meta:word-count="460" meta:character-count="3570" meta:non-whitespace-character-count="2694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